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fenced open="(" close=")">
          <mrow>
            <mfenced open="∣" close="〉">
              <mrow>
                <mo stretchy="false">α</mo>
              </mrow>
            </mfenced>
            <mfenced open="〈" close="∣">
              <mrow>
                <mo stretchy="false">β</mo>
              </mrow>
            </mfenced>
          </mrow>
        </mfenced>
        <mo stretchy="false">†</mo>
      </msup>
      <mrow>
        <mi/>
        <mo stretchy="false">=</mo>
        <mi/>
      </mrow>
      <mfenced open="∣" close="〉">
        <mrow>
          <mo stretchy="false">β</mo>
        </mrow>
      </mfenced>
      <mfenced open="〈" close="∣">
        <mrow>
          <mo stretchy="false">α</mo>
        </mrow>
      </mfenced>
    </mrow>
    <annotation encoding="StarMath 5.0">left ( left lline %ialpha right rangle left langle %ibeta right rline right ) ^%Ux2020 `=` left lline %ibeta right rangle left langle %ialpha right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7:28:01.741000000</meta:creation-date>
    <meta:generator>LibreOffice/4.1.4.2$Windows_x86 LibreOffice_project/0a0440ccc0227ad9829de5f46be37cfb6edcf72</meta:generator>
  </office:meta>
</office:document-meta>
</file>